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Info.restrictTo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oolInfo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olInfo.addProperties( Map &lt; String , Object &gt; parent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oolInfo.setSkipSetters( boolean cfg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Info.getConfigu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oolInfo.getPro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Info.hasPermission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olInfo.isSkipSet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Info.getTool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Info.setClass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Info.pu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Info.invoke( Method method , Object tool , Object pa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olInfo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Info.configure( Object tool , Map &lt; String , Object &gt;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oolInfo.combine( Map &lt; String , Object &gt; ... ma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olInfo.new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oolInfo.setProperty( Object tool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olInfo.setKe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Info.create( Map &lt; String , Object &gt; dynamic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olInfo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Info.ToolInfo( String key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Info.has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